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93af" officeooo:paragraph-rsid="001a93af"/>
    </style:style>
    <style:style style:name="P2" style:family="paragraph" style:parent-style-name="Standard">
      <style:text-properties officeooo:rsid="001a93af" officeooo:paragraph-rsid="001a93af"/>
    </style:style>
    <style:style style:name="P3" style:family="paragraph" style:parent-style-name="Text_20_body">
      <style:text-properties officeooo:rsid="001a93af" officeooo:paragraph-rsid="001a93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us êtes intégré à une nouvelle équipe de chercheurs de la <text:a xlink:type="simple" xlink:href="https://fr.wikipedia.org/wiki/Organisation_des_Nations_unies_pour_l%27alimentation_et_l%27agriculture" text:style-name="Internet_20_link" text:visited-style-name="Visited_20_Internet_20_Link">Food and Agriculture Organization of the United Nations</text:a> (FAO), l'un des organes qui compose l'ONU et dont l'objectif est d' « aider à construire un monde libéré de la faim ».</text:p>
      <text:p text:style-name="Text_20_body">Votre équipe est chargée de réaliser une étude de grande ampleur sur le thème de la sous-nutrition dans le monde.</text:p>
      <text:p text:style-name="Text_20_body">Le problème de la faim est complexe et peut avoir de multiples causes, différentes selon les pays. L’étape préliminaire de cette étude sera donc d’établir un “état de l’art” des recherches déjà publiées, mais également de mener une étude statistique destinée à orienter les recherches vers des pays particuliers, et de mettre en lumière différentes causes de la faim. Ainsi, une poignée de data analysts (dont vous !) a été sélectionnée pour mener cette étape préliminaire. Lors de la première réunion, vous avez été désigné pour mettre une place la base de données que votre équipe pourra requéter (en SQL) à souhait pour réaliser cette étude statistique.</text:p>
      <text:p text:style-name="P1"/>
      <text:p text:style-name="P1"/>
      <text:p text:style-name="P1"/>
      <text:p text:style-name="P1"/>
      <text:p text:style-name="P1"/>
      <text:p text:style-name="P1">Introduction</text:p>
      <text:p text:style-name="P1">- La FAO et ses missions</text:p>
      <text:p text:style-name="P1">- Les causes de la faim</text:p>
      <text:p text:style-name="P1">- D’ou classement des pays par dispo alim</text:p>
      <text:p text:style-name="P1">Partie 1 : Etat des lieux</text:p>
      <text:p text:style-name="P1">- Population mondiale</text:p>
      <text:p text:style-name="P1">- Population sous alimentée avec classement des pays</text:p>
      <text:p text:style-name="P1">- Alors que rien que la production mondiale de végétaux suffirait à nourrir la population</text:p>
      <text:p text:style-name="P1"/>
      <text:p text:style-name="P1">Partie 2 : Problèmes et proposition de solution</text:p>
      <text:p text:style-name="P1">- Trop de céréales pour produire de la viande moins calorique et avec moins de nutriment</text:p>
      <text:p text:style-name="P1">- Trop de produits alimentaires utilisés pour l’industrie plutôt que l’alimentation.</text:p>
      <text:p text:style-name="P1"/>
      <text:p text:style-name="P1">- D’où boycotte des grandes marque, favoriser les petits producteurs, consommé les végétaux en respectant leur calendrier de moisson., favoriser la proximité.</text:p>
      <text:p text:style-name="P1"/>
      <text:p text:style-name="P1">Pourquoi ?</text:p>
      <text:p text:style-name="P1">- Bénéfique pour la santé : Notre mâchoire et notre appareil digestif ne sont pas faits pour la viande</text:p>
      <text:p text:style-name="P1">- Bénéfique pour l’économie : Limite l’appauvrissement des agriculteurs, favorise la répartition des bénéfices</text:p>
      <text:p text:style-name="P1">- Bénéfique pour l’environnement : l’agriculture de masse nuit à l’environn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02:26:57.977051985</meta:creation-date>
    <dc:date>2018-03-23T12:44:09.631733418</dc:date>
    <meta:editing-duration>PT1H47M58S</meta:editing-duration>
    <meta:editing-cycles>2</meta:editing-cycles>
    <meta:generator>LibreOffice/6.0.2.1$Linux_X86_64 LibreOffice_project/00m0$Build-1</meta:generator>
    <meta:document-statistic meta:table-count="0" meta:image-count="0" meta:object-count="0" meta:page-count="1" meta:paragraph-count="19" meta:word-count="325" meta:character-count="1970" meta:non-whitespace-character-count="1664"/>
  </office:meta>
</office:document-meta>
</file>